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2.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0" style:family="table-cell" style:parent-style-name="Default">
      <style:text-properties style:font-name="Arial1"/>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61"/>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16">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31" table:formula="of:=[.F4]*100" office:value-type="float" office:value="33.207408" calcext:value-type="float">
            <text:p>33.2</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3" table:formula="of:=[.D9]*EXP([.E9]*1230000000)" office:value-type="float" office:value="0.00000585879229123116" calcext:value-type="float">
            <text:p>5.86E-06</text:p>
          </table:table-cell>
          <table:table-cell table:style-name="ce22" office:value-type="float" office:value="6.392E-046" calcext:value-type="float">
            <text:p>6.392E-46</text:p>
          </table:table-cell>
          <table:table-cell table:style-name="ce22" office:value-type="float" office:value="0.00000007481" calcext:value-type="float">
            <text:p>7.481E-08</text:p>
          </table:table-cell>
          <table:table-cell table:style-name="ce24" table:formula="of:=[.E9]*60*60*24*365" office:value-type="float" office:value="2.35920816" calcext:value-type="float">
            <text:p>2.359E+00</text:p>
          </table:table-cell>
          <table:table-cell table:style-name="ce31" table:formula="of:=[.F9]*100" office:value-type="float" office:value="235.920816" calcext:value-type="float">
            <text:p>235.9</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D11]*EXP([.E11]*1230000000)" office:value-type="float" office:value="2.82439137503448" calcext:value-type="float">
            <text:p>2.82E+00</text:p>
          </table:table-cell>
          <table:table-cell table:style-name="ce22" office:value-type="float" office:value="0.0000000000007521" calcext:value-type="float">
            <text:p>7.521E-13</text:p>
          </table:table-cell>
          <table:table-cell table:style-name="ce22" office:value-type="float" office:value="0.00000002354" calcext:value-type="float">
            <text:p>2.354E-08</text:p>
          </table:table-cell>
          <table:table-cell table:style-name="ce24" table:formula="of:=[.E11]*60*60*24*365" office:value-type="float" office:value="0.74235744" calcext:value-type="float">
            <text:p>7.424E-01</text:p>
          </table:table-cell>
          <table:table-cell table:style-name="ce31" table:formula="of:=[.F11]*100" office:value-type="float" office:value="74.235744" calcext:value-type="float">
            <text:p>74.2</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0,1.316e-9), [BTC/USD]</text:p>
          </table:table-cell>
          <table:table-cell table:style-name="ce23" table:formula="of:=[.D12]*EXP([.E12]*(1230000000-1316000000))" office:value-type="float" office:value="0.0193380620155335" calcext:value-type="float">
            <text:p>1.93E-02</text:p>
          </table:table-cell>
          <table:table-cell table:style-name="ce22" office:value-type="float" office:value="1" calcext:value-type="float">
            <text:p>1.000E+00</text:p>
          </table:table-cell>
          <table:table-cell table:style-name="ce36" office:value-type="float" office:value="0.00000004588" calcext:value-type="float">
            <text:p>4.59E-08</text:p>
          </table:table-cell>
          <table:table-cell table:style-name="ce24" table:formula="of:=[.E12]*60*60*24*365" office:value-type="float" office:value="1.44687168" calcext:value-type="float">
            <text:p>1.447E+00</text:p>
          </table:table-cell>
          <table:table-cell table:style-name="ce31"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3]*EXP([.E13]*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31" table:formula="of:=[.F13]*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4]*EXP([.E14]*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31" table:formula="of:=[.F14]*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5]*EXP([.E15]*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31"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6]*EXP([.E16]*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31"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17]*EXP([.E17]*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31"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18]*EXP([.E18]*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31"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2" table:number-columns-repeated="3"/>
          <table:table-cell table:style-name="ce24" table:formula="of:=[.E19]*60*60*24*365" office:value-type="float" office:value="0" calcext:value-type="float">
            <text:p>0.000E+00</text:p>
          </table:table-cell>
          <table:table-cell table:style-name="ce31" table:formula="of:=[.F19]*100" office:value-type="float" office:value="0" calcext:value-type="float">
            <text:p>0.0</text:p>
          </table:table-cell>
          <table:table-cell table:style-name="ce17"/>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5]*60*60*24*365" office:value-type="float" office:value="0.47587824" calcext:value-type="float">
            <text:p>4.759E-01</text:p>
          </table:table-cell>
          <table:table-cell table:style-name="ce31" table:formula="of:=[.F25]*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6]*60*60*24*365" office:value-type="float" office:value="0.215201664" calcext:value-type="float">
            <text:p>2.152E-01</text:p>
          </table:table-cell>
          <table:table-cell table:style-name="ce31" table:formula="of:=[.F26]*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7]*60*60*24*365" office:value-type="float" office:value="0.0583416" calcext:value-type="float">
            <text:p>5.834E-02</text:p>
          </table:table-cell>
          <table:table-cell table:style-name="ce31" table:formula="of:=[.F27]*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8]*60*60*24*365" office:value-type="float" office:value="0.160455168" calcext:value-type="float">
            <text:p>1.605E-01</text:p>
          </table:table-cell>
          <table:table-cell table:style-name="ce31" table:formula="of:=[.F28]*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29]*60*60*24*365" office:value-type="float" office:value="0.160896672" calcext:value-type="float">
            <text:p>1.609E-01</text:p>
          </table:table-cell>
          <table:table-cell table:style-name="ce31" table:formula="of:=[.F29]*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0]*60*60*24*365" office:value-type="float" office:value="0.149449104" calcext:value-type="float">
            <text:p>1.494E-01</text:p>
          </table:table-cell>
          <table:table-cell table:style-name="ce31" table:formula="of:=[.F30]*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23" table:formula="of:=EXP([.E31]*1230000000+[.D31])" office:value-type="float" office:value="0.336990681617066" calcext:value-type="float">
            <text:p>3.37E-01</text:p>
          </table:table-cell>
          <table:table-cell table:style-name="ce26" office:value-type="float" office:value="-42.92" calcext:value-type="float">
            <text:p>-42.92</text:p>
          </table:table-cell>
          <table:table-cell table:style-name="ce29" office:value-type="float" office:value="0.00000003401" calcext:value-type="float">
            <text:p>3.401E-08</text:p>
          </table:table-cell>
          <table:table-cell table:style-name="ce24" table:formula="of:=[.E31]*60*60*24*365" office:value-type="float" office:value="1.07253936" calcext:value-type="float">
            <text:p>1.073E+00</text:p>
          </table:table-cell>
          <table:table-cell table:style-name="ce31" table:formula="of:=[.F31]*100" office:value-type="float" office:value="107.253936" calcext:value-type="float">
            <text:p>107.3</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23" table:formula="of:=EXP([.E32]*1230000000+[.D32])"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2]*60*60*24*365" office:value-type="float" office:value="0.89499168" calcext:value-type="float">
            <text:p>8.950E-01</text:p>
          </table:table-cell>
          <table:table-cell table:style-name="ce31" table:formula="of:=[.F32]*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EXP([.E33]*1230000000+[.D33])" office:value-type="float" office:value="0.419748313877916" calcext:value-type="float">
            <text:p>4.20E-01</text:p>
          </table:table-cell>
          <table:table-cell table:style-name="ce25" office:value-type="float" office:value="-40.88" calcext:value-type="float">
            <text:p>-40.88</text:p>
          </table:table-cell>
          <table:table-cell table:style-name="ce22" office:value-type="float" office:value="0.00000003253" calcext:value-type="float">
            <text:p>3.253E-08</text:p>
          </table:table-cell>
          <table:table-cell table:style-name="ce24" table:formula="of:=[.E33]*60*60*24*365" office:value-type="float" office:value="1.02586608" calcext:value-type="float">
            <text:p>1.026E+00</text:p>
          </table:table-cell>
          <table:table-cell table:style-name="ce31" table:formula="of:=[.F33]*100" office:value-type="float" office:value="102.586608" calcext:value-type="float">
            <text:p>102.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0,1.316e-9), [BTC/USD]</text:p>
          </table:table-cell>
          <table:table-cell table:style-name="ce23" table:formula="of:=EXP([.E34]*(1230000000-1316000000)+[.D34])" office:value-type="float" office:value="0.0861177270205682" calcext:value-type="float">
            <text:p>8.61E-02</text:p>
          </table:table-cell>
          <table:table-cell table:style-name="ce25" office:value-type="float" office:value="1" calcext:value-type="float">
            <text:p>1.00</text:p>
          </table:table-cell>
          <table:table-cell table:style-name="ce22" office:value-type="float" office:value="0.00000004014" calcext:value-type="float">
            <text:p>4.014E-08</text:p>
          </table:table-cell>
          <table:table-cell table:style-name="ce24" table:formula="of:=[.E34]*60*60*24*365" office:value-type="float" office:value="1.26585504" calcext:value-type="float">
            <text:p>1.266E+00</text:p>
          </table:table-cell>
          <table:table-cell table:style-name="ce31" table:formula="of:=[.F34]*100" office:value-type="float" office:value="126.585504" calcext:value-type="float">
            <text:p>126.6</text:p>
          </table:table-cell>
          <table:table-cell table:style-name="ce17" office:value-type="float" office:value="0.7683" calcext:value-type="float">
            <text:p>0.768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35]*1230000000+[.D35])"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5]*60*60*24*365" office:value-type="float" office:value="0.61242912" calcext:value-type="float">
            <text:p>6.124E-01</text:p>
          </table:table-cell>
          <table:table-cell table:style-name="ce31" table:formula="of:=[.F35]*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36]*1230000000+[.D36])"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6]*60*60*24*365" office:value-type="float" office:value="1.07979264" calcext:value-type="float">
            <text:p>1.080E+00</text:p>
          </table:table-cell>
          <table:table-cell table:style-name="ce31" table:formula="of:=[.F36]*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37]*1230000000+[.D37])"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7]*60*60*24*365" office:value-type="float" office:value="2.12426496" calcext:value-type="float">
            <text:p>2.124E+00</text:p>
          </table:table-cell>
          <table:table-cell table:style-name="ce31" table:formula="of:=[.F37]*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38]*1230000000+[.D38])"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8]*60*60*24*365" office:value-type="float" office:value="1.21445136" calcext:value-type="float">
            <text:p>1.214E+00</text:p>
          </table:table-cell>
          <table:table-cell table:style-name="ce31" table:formula="of:=[.F38]*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39]*1230000000+[.D39])"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39]*60*60*24*365" office:value-type="float" office:value="0.97856208" calcext:value-type="float">
            <text:p>9.786E-01</text:p>
          </table:table-cell>
          <table:table-cell table:style-name="ce31" table:formula="of:=[.F39]*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0]*1230000000+[.D40])"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0]*60*60*24*365" office:value-type="float" office:value="1.04573376" calcext:value-type="float">
            <text:p>1.046E+00</text:p>
          </table:table-cell>
          <table:table-cell table:style-name="ce31" table:formula="of:=[.F40]*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1]*1230000000+[.D41])"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1]*60*60*24*365" office:value-type="float" office:value="1.02208176" calcext:value-type="float">
            <text:p>1.022E+00</text:p>
          </table:table-cell>
          <table:table-cell table:style-name="ce31" table:formula="of:=[.F41]*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2]*1230000000+[.D42])" office:value-type="float" office:value="1" calcext:value-type="float">
            <text:p>1.00E+00</text:p>
          </table:table-cell>
          <table:table-cell table:style-name="ce25"/>
          <table:table-cell table:style-name="ce22"/>
          <table:table-cell table:style-name="ce24" table:formula="of:=[.E42]*60*60*24*365" office:value-type="float" office:value="0" calcext:value-type="float">
            <text:p>0.000E+00</text:p>
          </table:table-cell>
          <table:table-cell table:style-name="ce31" table:formula="of:=[.F42]*100" office:value-type="float" office:value="0" calcext:value-type="float">
            <text:p>0.0</text:p>
          </table:table-cell>
          <table:table-cell table:style-name="ce17"/>
          <table:table-cell table:number-columns-repeated="1016"/>
        </table:table-row>
        <table:table-row table:style-name="ro1">
          <table:table-cell/>
          <table:table-cell table:style-name="ce20"/>
          <table:table-cell table:style-name="ce27" table:number-columns-repeated="3"/>
          <table:table-cell table:style-name="ce20"/>
          <table:table-cell table:style-name="ce32"/>
          <table:table-cell table:style-name="ce20"/>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21:52:25.08568676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4T22:12:37.762940777</dc:date>
    <meta:editing-duration>PT4H24M44S</meta:editing-duration>
    <meta:editing-cycles>13</meta:editing-cycles>
    <meta:document-statistic meta:table-count="1" meta:cell-count="291" meta:object-count="0"/>
  </office:meta>
</office:document-meta>
</file>